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3"/>
        <table:table-column table:style-name="co1" table:default-cell-style-name="ce15"/>
        <table:table-column table:style-name="co1" table:number-columns-repeated="4" table:default-cell-style-name="Default"/>
        <table:table-column table:style-name="co2" table:default-cell-style-name="ce21"/>
        <table:table-column table:style-name="co1" table:number-columns-repeated="4" table:default-cell-style-name="Default"/>
        <table:table-column table:style-name="co1" table:default-cell-style-name="ce23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office:value-type="string" calcext:value-type="string">
            <text:p>Abdoulaye F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table:style-name="ce20" office:value-type="date" office:date-value="2014-12-23" calcext:value-type="date">
            <text:p>23/12/2014</text:p>
          </table:table-cell>
          <table:table-cell office:value-type="string" calcext:value-type="string">
            <text:p>Famoudou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oure</text:p>
          </table:table-cell>
          <table:table-cell table:style-name="ce22" office:value-type="float" office:value="7.4" calcext:value-type="float">
            <text:p>7,4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SA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1-22" calcext:value-type="date">
            <text:p>22/11/2014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SAGA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Guindo</text:p>
          </table:table-cell>
          <table:table-cell office:value-type="float" office:value="6.9" calcext:value-type="float">
            <text:p>6,9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2-25" calcext:value-type="date">
            <text:p>25/12/2014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toma</text:p>
          </table:table-cell>
          <table:table-cell office:value-type="string" calcext:value-type="string">
            <text:p>Traore</text:p>
          </table:table-cell>
          <table:table-cell office:value-type="float" office:value="6.81" calcext:value-type="float">
            <text:p>6,8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4" office:value-type="float" office:value="494" calcext:value-type="float">
            <text:p>494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26" calcext:value-type="date">
            <text:p>26/05/201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raore</text:p>
          </table:table-cell>
          <table:table-cell office:value-type="float" office:value="6.39" calcext:value-type="float">
            <text:p>6,3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office:value-type="float" office:value="365" calcext:value-type="float">
            <text:p>365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14" calcext:value-type="date">
            <text:p>14/06/201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allo</text:p>
          </table:table-cell>
          <table:table-cell office:value-type="float" office:value="6.26" calcext:value-type="float">
            <text:p>6,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320" calcext:value-type="float">
            <text:p>320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1-03" calcext:value-type="date">
            <text:p>03/01/2011</text:p>
          </table:table-cell>
          <table:table-cell office:value-type="string" calcext:value-type="string">
            <text:p>Mamoud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Talata</text:p>
          </table:table-cell>
          <table:table-cell office:value-type="string" calcext:value-type="string">
            <text:p>Din</text:p>
          </table:table-cell>
          <table:table-cell office:value-type="float" office:value="6.16" calcext:value-type="float">
            <text:p>6,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1-01" calcext:value-type="date">
            <text:p>01/01/2013</text:p>
          </table:table-cell>
          <table:table-cell office:value-type="string" calcext:value-type="string">
            <text:p>Maf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Safoune</text:p>
          </table:table-cell>
          <table:table-cell office:value-type="string" calcext:value-type="string">
            <text:p>Samake</text:p>
          </table:table-cell>
          <table:table-cell office:value-type="float" office:value="6.08" calcext:value-type="float">
            <text:p>6,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7" office:value-type="float" office:value="387" calcext:value-type="float">
            <text:p>387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1-04" calcext:value-type="date">
            <text:p>04/01/2012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Doumbia</text:p>
          </table:table-cell>
          <table:table-cell office:value-type="float" office:value="6.08" calcext:value-type="float">
            <text:p>6,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7" office:value-type="float" office:value="488" calcext:value-type="float">
            <text:p>488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8-04" calcext:value-type="date">
            <text:p>04/08/2014</text:p>
          </table:table-cell>
          <table:table-cell office:value-type="string" calcext:value-type="string">
            <text:p>Tiètigui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amboura</text:p>
          </table:table-cell>
          <table:table-cell office:value-type="float" office:value="6.08" calcext:value-type="float">
            <text:p>6,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BENG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8-05" calcext:value-type="date">
            <text:p>05/08/2013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BENGAL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ne</text:p>
          </table:table-cell>
          <table:table-cell office:value-type="float" office:value="6.02" calcext:value-type="float">
            <text:p>6,0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7" office:value-type="float" office:value="351" calcext:value-type="float">
            <text:p>351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2-15" calcext:value-type="date">
            <text:p>15/02/2013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Coulibaly</text:p>
          </table:table-cell>
          <table:table-cell office:value-type="float" office:value="6" calcext:value-type="float">
            <text:p>6,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14" calcext:value-type="date">
            <text:p>14/06/2013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Doumbia</text:p>
          </table:table-cell>
          <table:table-cell office:value-type="float" office:value="5.81" calcext:value-type="float">
            <text:p>5,8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KEI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3-18" calcext:value-type="date">
            <text:p>18/03/2014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llo</text:p>
          </table:table-cell>
          <table:table-cell office:value-type="float" office:value="5.56" calcext:value-type="float">
            <text:p>5,5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7" office:value-type="float" office:value="373" calcext:value-type="float">
            <text:p>373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01" calcext:value-type="date">
            <text:p>01/12/2012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lakissa</text:p>
          </table:table-cell>
          <table:table-cell office:value-type="string" calcext:value-type="string">
            <text:p>Mariko</text:p>
          </table:table-cell>
          <table:table-cell office:value-type="float" office:value="5.56" calcext:value-type="float">
            <text:p>5,5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float" office:value="485" calcext:value-type="float">
            <text:p>485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2-29" calcext:value-type="date">
            <text:p>29/12/2013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  <table:table-cell office:value-type="float" office:value="5.55" calcext:value-type="float">
            <text:p>5,5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SAMAK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14" calcext:value-type="date">
            <text:p>14/02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amake</text:p>
          </table:table-cell>
          <table:table-cell office:value-type="float" office:value="5.5" calcext:value-type="float">
            <text:p>5,5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7" office:value-type="float" office:value="366" calcext:value-type="float">
            <text:p>366</text:p>
          </table:table-cell>
          <table:table-cell office:value-type="string" calcext:value-type="string">
            <text:p>Diarrah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7" calcext:value-type="date">
            <text:p>07/05/2014</text:p>
          </table:table-cell>
          <table:table-cell office:value-type="string" calcext:value-type="string">
            <text:p>Baladji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Coulibaly</text:p>
          </table:table-cell>
          <table:table-cell office:value-type="float" office:value="5.48" calcext:value-type="float">
            <text:p>5,4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7" office:value-type="float" office:value="264" calcext:value-type="float">
            <text:p>264</text:p>
          </table:table-cell>
          <table:table-cell office:value-type="string" calcext:value-type="string">
            <text:p>Assitan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2-21" calcext:value-type="date">
            <text:p>21/12/2013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Sanogo</text:p>
          </table:table-cell>
          <table:table-cell office:value-type="float" office:value="5.45" calcext:value-type="float">
            <text:p>5,4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7" office:value-type="float" office:value="369" calcext:value-type="float">
            <text:p>369</text:p>
          </table:table-cell>
          <table:table-cell office:value-type="string" calcext:value-type="string">
            <text:p>Adjaratou</text:p>
          </table:table-cell>
          <table:table-cell office:value-type="string" calcext:value-type="string">
            <text:p>DA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8-11" calcext:value-type="date">
            <text:p>11/08/201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AOU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  <table:table-cell office:value-type="float" office:value="5.4" calcext:value-type="float">
            <text:p>5,4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4" office:value-type="float" office:value="493" calcext:value-type="float">
            <text:p>493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5" calcext:value-type="date">
            <text:p>25/09/2014</text:p>
          </table:table-cell>
          <table:table-cell office:value-type="string" calcext:value-type="string">
            <text:p>Bassal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  <table:table-cell table:style-name="ce22" office:value-type="float" office:value="5.38" calcext:value-type="float">
            <text:p>5,3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7" office:value-type="float" office:value="239" calcext:value-type="float">
            <text:p>239</text:p>
          </table:table-cell>
          <table:table-cell office:value-type="string" calcext:value-type="string">
            <text:p>Adiar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9-14" calcext:value-type="date">
            <text:p>14/09/2013</text:p>
          </table:table-cell>
          <table:table-cell office:value-type="string" calcext:value-type="string">
            <text:p>Moustapha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llo</text:p>
          </table:table-cell>
          <table:table-cell office:value-type="float" office:value="5.28" calcext:value-type="float">
            <text:p>5,2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Traore</text:p>
          </table:table-cell>
          <table:table-cell office:value-type="float" office:value="5.23" calcext:value-type="float">
            <text:p>5,2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table:style-name="ce20" office:value-type="date" office:date-value="2013-03-24" calcext:value-type="date">
            <text:p>24/03/2013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Sidibé</text:p>
          </table:table-cell>
          <table:table-cell office:value-type="float" office:value="5.18" calcext:value-type="float">
            <text:p>5,1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9" office:value-type="float" office:value="322" calcext:value-type="float">
            <text:p>322</text:p>
          </table:table-cell>
          <table:table-cell office:value-type="string" calcext:value-type="string">
            <text:p>Djibril</text:p>
          </table:table-cell>
          <table:table-cell office:value-type="string" calcext:value-type="string">
            <text:p>YATTASSAY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24" calcext:value-type="date">
            <text:p>24/04/2012</text:p>
          </table:table-cell>
          <table:table-cell office:value-type="string" calcext:value-type="string">
            <text:p>Ibrahima Kalilou</text:p>
          </table:table-cell>
          <table:table-cell office:value-type="string" calcext:value-type="string">
            <text:p>YATTASSAYE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Barry</text:p>
          </table:table-cell>
          <table:table-cell office:value-type="float" office:value="5.12" calcext:value-type="float">
            <text:p>5,1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11" calcext:value-type="date">
            <text:p>11/10/2014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Youma</text:p>
          </table:table-cell>
          <table:table-cell office:value-type="string" calcext:value-type="string">
            <text:p>Traore</text:p>
          </table:table-cell>
          <table:table-cell office:value-type="float" office:value="5.08" calcext:value-type="float">
            <text:p>5,0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7" office:value-type="float" office:value="208" calcext:value-type="float">
            <text:p>208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an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04" calcext:value-type="date">
            <text:p>04/02/2014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atilé</text:p>
          </table:table-cell>
          <table:table-cell office:value-type="float" office:value="5.02" calcext:value-type="float">
            <text:p>5,0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08" calcext:value-type="date">
            <text:p>08/10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  <table:table-cell office:value-type="float" office:value="5" calcext:value-type="float">
            <text:p>5,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7" office:value-type="float" office:value="497" calcext:value-type="float">
            <text:p>497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1-05" calcext:value-type="date">
            <text:p>05/11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Tenin</text:p>
          </table:table-cell>
          <table:table-cell office:value-type="string" calcext:value-type="string">
            <text:p>Diarra</text:p>
          </table:table-cell>
          <table:table-cell office:value-type="float" office:value="5" calcext:value-type="float">
            <text:p>5,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7" office:value-type="float" office:value="280" calcext:value-type="float">
            <text:p>280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A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2-03" calcext:value-type="date">
            <text:p>03/02/2013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AOU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  <table:table-cell office:value-type="float" office:value="4.85" calcext:value-type="float">
            <text:p>4,8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7" office:value-type="float" office:value="476" calcext:value-type="float">
            <text:p>476</text:p>
          </table:table-cell>
          <table:table-cell office:value-type="string" calcext:value-type="string">
            <text:p>Fatoumata Pind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8-08" calcext:value-type="date">
            <text:p>08/08/2013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Cissé</text:p>
          </table:table-cell>
          <table:table-cell office:value-type="float" office:value="4.8" calcext:value-type="float">
            <text:p>4,8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6" office:value-type="float" office:value="492" calcext:value-type="float">
            <text:p>492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ASSAMB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2-21" calcext:value-type="date">
            <text:p>21/02/2013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KASSAMBARA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  <table:table-cell table:style-name="ce22" office:value-type="float" office:value="4.78" calcext:value-type="float">
            <text:p>4,7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7" office:value-type="float" office:value="343" calcext:value-type="float">
            <text:p>343</text:p>
          </table:table-cell>
          <table:table-cell office:value-type="string" calcext:value-type="string">
            <text:p>Djelik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09" calcext:value-type="date">
            <text:p>09/08/2015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oumbia</text:p>
          </table:table-cell>
          <table:table-cell office:value-type="float" office:value="4.53" calcext:value-type="float">
            <text:p>4,5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9" office:value-type="float" office:value="461" calcext:value-type="float">
            <text:p>461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IAB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5-12" calcext:value-type="date">
            <text:p>12/05/2013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oumbia</text:p>
          </table:table-cell>
          <table:table-cell office:value-type="float" office:value="4.45" calcext:value-type="float">
            <text:p>4,4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03" calcext:value-type="date">
            <text:p>03/01/2014</text:p>
          </table:table-cell>
          <table:table-cell office:value-type="string" calcext:value-type="string">
            <text:p>Boure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Traore</text:p>
          </table:table-cell>
          <table:table-cell office:value-type="float" office:value="4.25" calcext:value-type="float">
            <text:p>4,2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7" office:value-type="float" office:value="191" calcext:value-type="float">
            <text:p>191</text:p>
          </table:table-cell>
          <table:table-cell office:value-type="string" calcext:value-type="string">
            <text:p>Sanata</text:p>
          </table:table-cell>
          <table:table-cell office:value-type="string" calcext:value-type="string">
            <text:p>SANG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10" calcext:value-type="date">
            <text:p>10/10/2014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SANGARE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Sidibé</text:p>
          </table:table-cell>
          <table:table-cell office:value-type="float" office:value="4.18" calcext:value-type="float">
            <text:p>4,1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7" office:value-type="float" office:value="455" calcext:value-type="float">
            <text:p>455</text:p>
          </table:table-cell>
          <table:table-cell office:value-type="string" calcext:value-type="string">
            <text:p>Naba</text:p>
          </table:table-cell>
          <table:table-cell office:value-type="string" calcext:value-type="string">
            <text:p>DIALL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15" calcext:value-type="date">
            <text:p>15/05/2014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DIALLO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Sow</text:p>
          </table:table-cell>
          <table:table-cell office:value-type="float" office:value="4" calcext:value-type="float">
            <text:p>4,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7" office:value-type="float" office:value="328" calcext:value-type="float">
            <text:p>328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Karam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9-20" calcext:value-type="date">
            <text:p>20/09/2013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Karamb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Karembe</text:p>
          </table:table-cell>
          <table:table-cell office:value-type="float" office:value="3.89" calcext:value-type="float">
            <text:p>3,8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2-01" calcext:value-type="date">
            <text:p>01/12/2010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Doumbia</text:p>
          </table:table-cell>
          <table:table-cell office:value-type="float" office:value="3.86" calcext:value-type="float">
            <text:p>3,8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7" office:value-type="float" office:value="487" calcext:value-type="float">
            <text:p>487</text:p>
          </table:table-cell>
          <table:table-cell office:value-type="string" calcext:value-type="string">
            <text:p>Wandé</text:p>
          </table:table-cell>
          <table:table-cell office:value-type="string" calcext:value-type="string">
            <text:p>KEB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25" calcext:value-type="date">
            <text:p>25/04/2012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EB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  <table:table-cell office:value-type="float" office:value="3.76" calcext:value-type="float">
            <text:p>3,7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24" calcext:value-type="date">
            <text:p>24/12/2012</text:p>
          </table:table-cell>
          <table:table-cell office:value-type="string" calcext:value-type="string">
            <text:p>Bin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Bouare</text:p>
          </table:table-cell>
          <table:table-cell office:value-type="float" office:value="3.66" calcext:value-type="float">
            <text:p>3,6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ouman</text:p>
          </table:table-cell>
          <table:table-cell office:value-type="string" calcext:value-type="string">
            <text:p>DIAB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21" calcext:value-type="date">
            <text:p>21/08/2012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  <table:table-cell office:value-type="float" office:value="3.53" calcext:value-type="float">
            <text:p>3,5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amoutou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15" calcext:value-type="date">
            <text:p>15/06/2013</text:p>
          </table:table-cell>
          <table:table-cell office:value-type="string" calcext:value-type="string">
            <text:p>Zantigui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Bibatou</text:p>
          </table:table-cell>
          <table:table-cell office:value-type="string" calcext:value-type="string">
            <text:p>Diarra</text:p>
          </table:table-cell>
          <table:table-cell office:value-type="float" office:value="3.35" calcext:value-type="float">
            <text:p>3,3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7-18" calcext:value-type="date">
            <text:p>18/07/2013</text:p>
          </table:table-cell>
          <table:table-cell office:value-type="string" calcext:value-type="string">
            <text:p>Amaga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Aita</text:p>
          </table:table-cell>
          <table:table-cell office:value-type="string" calcext:value-type="string">
            <text:p>Kodio</text:p>
          </table:table-cell>
          <table:table-cell office:value-type="float" office:value="3.34" calcext:value-type="float">
            <text:p>3,3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heick Hamala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4-12" calcext:value-type="date">
            <text:p>12/04/2013</text:p>
          </table:table-cell>
          <table:table-cell office:value-type="string" calcext:value-type="string">
            <text:p>Mba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  <table:table-cell office:value-type="float" office:value="3.27" calcext:value-type="float">
            <text:p>3,2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1-28" calcext:value-type="date">
            <text:p>28/11/2012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  <table:table-cell office:value-type="float" office:value="3.24" calcext:value-type="float">
            <text:p>3,2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boubacar B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2-09" calcext:value-type="date">
            <text:p>09/12/2013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  <table:table-cell office:value-type="float" office:value="3.21" calcext:value-type="float">
            <text:p>3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time-style style:name="N110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 number:style="long"/>
      <number:text>-</number:text>
      <number:month number:textual="true"/>
    </number:date-style>
    <number:time-style style:name="N134">
      <number:hours/>
      <number:text>:</number:text>
      <number:minute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09-24T12:44:02.813431012</dc:date>
    <meta:editing-duration>PT7M26S</meta:editing-duration>
    <meta:editing-cycles>3</meta:editing-cycles>
    <meta:generator>LibreOffice/7.3.6.2$Linux_X86_64 LibreOffice_project/30$Build-2</meta:generator>
    <meta:document-statistic meta:table-count="1" meta:cell-count="518" meta:object-count="0"/>
  </office:meta>
</office:document-meta>
</file>